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601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_5f_-title">
      <style:graphic-properties draw:auto-grow-height="true" fo:min-height="3.5cm"/>
      <style:paragraph-properties style:writing-mode="lr-tb"/>
    </style:style>
    <style:style style:name="pr7" style:family="presentation" style:parent-style-name="Beehive_5f_-subtitle">
      <style:graphic-properties draw:fill-color="#ffffff" draw:auto-grow-height="true" fo:min-height="2.5cm"/>
      <style:paragraph-properties style:writing-mode="lr-tb"/>
    </style:style>
    <style:style style:name="pr8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2" draw:text-style-name="P2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line draw:style-name="gr2" draw:text-style-name="P4" draw:layer="layout" svg:x1="10.795cm" svg:y1="6.985cm" svg:x2="16.51cm" svg:y2="6.985cm">
          <text:p/>
        </draw:line>
        <draw:frame presentation:style-name="pr4" draw:text-style-name="P1" draw:layer="layout" svg:width="25cm" svg:height="2.601cm" svg:x="1.5cm" svg:y="0.45cm" presentation:class="title" presentation:user-transformed="true">
          <draw:text-box>
            <text:p>Depth2Anything<text:line-break/>MDE to annotation</text:p>
          </draw:text-box>
        </draw:frame>
        <draw:custom-shape draw:style-name="gr3" draw:text-style-name="P5" draw:layer="layout" svg:width="3.81cm" svg:height="2.54cm" svg:x="12.065cm" svg:y="5.715cm">
          <text:p text:style-name="P5">MoDeEs</text:p>
          <text:p text:style-name="P5"><text:span text:style-name="T1"><text:s text:c="2"/></text:span><text:span text:style-name="T1">(Pseudo-label</text:span><text:span text:style-name="T1">）</text:span> 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29cm" svg:height="0.644cm" svg:x="12.046cm" svg:y="3.801cm">
          <draw:text-box>
            <text:p text:style-name="P6"><text:span text:style-name="T2">1.5M labeled images </text:span></text:p>
          </draw:text-box>
        </draw:frame>
        <draw:line draw:style-name="gr5" draw:text-style-name="P4" draw:layer="layout" svg:x1="13.97cm" svg:y1="4.445cm" svg:x2="13.97cm" svg:y2="6.35cm">
          <text:p/>
        </draw:line>
        <draw:frame draw:style-name="gr6" draw:text-style-name="P8" draw:layer="layout" svg:width="1.734cm" svg:height="0.683cm" svg:x="13.97cm" svg:y="5.08cm">
          <draw:text-box>
            <text:p><text:span text:style-name="T3">train</text:span></text:p>
          </draw:text-box>
        </draw:frame>
        <draw:frame draw:style-name="gr4" draw:text-style-name="P7" draw:layer="layout" svg:width="3.81cm" svg:height="0.644cm" svg:x="6.35cm" svg:y="6.35cm">
          <draw:text-box>
            <text:p text:style-name="P6"><text:span text:style-name="T2">62M unlabeled data</text:span></text:p>
          </draw:text-box>
        </draw:frame>
        <draw:frame draw:style-name="gr4" draw:text-style-name="P7" draw:layer="layout" svg:width="3.81cm" svg:height="0.644cm" svg:x="17.145cm" svg:y="6.35cm">
          <draw:text-box>
            <text:p text:style-name="P6"><text:span text:style-name="T2">62M unlabeled data</text:span></text:p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_5f_" presentation:presentation-page-layout-name="AL1T0">
        <office:forms form:automatic-focus="false" form:apply-design-mode="false"/>
        <draw:frame presentation:style-name="pr6" draw:text-style-name="P1" draw:layer="layout" svg:width="25cm" svg:height="3.5cm" svg:x="1.905cm" svg:y="2.54cm" presentation:class="title" presentation:user-transformed="true">
          <draw:text-box>
            <text:p text:style-name="P1">Evaluation method</text:p>
          </draw:text-box>
        </draw:frame>
        <draw:frame presentation:style-name="pr7" draw:text-style-name="P2" draw:layer="layout" svg:width="25cm" svg:height="4.014cm" svg:x="1.67cm" svg:y="6.35cm" presentation:class="subtitle" presentation:user-transformed="true">
          <draw:text-box>
            <text:p text:style-name="P9"><text:span text:style-name="T4">SILog</text:span><text:span text:style-name="T5">:</text:span><text:span text:style-name="T5"><text:line-break/></text:span><text:span text:style-name="T5"> scale invariant logarithmic error .</text:span></text:p>
            <text:p text:style-name="P9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8" draw:text-style-name="P10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/>
    </style:style>
    <style:style style:name="Filled_20_Green" style:display-name="Filled Green" style:family="graphic" style:parent-style-name="Filled"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/>
    </style:style>
    <style:style style:name="Filled_20_Yellow" style:display-name="Filled Yellow" style:family="graphic" style:parent-style-name="Filled"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shrink-to-fit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1T11:59:13.393107543</meta:creation-date>
    <meta:editing-duration>P5DT7H56M14S</meta:editing-duration>
    <meta:editing-cycles>6</meta:editing-cycles>
    <meta:generator>LibreOffice/6.4.7.2$Linux_X86_64 LibreOffice_project/40$Build-2</meta:generator>
    <dc:title>Beehive</dc:title>
    <dc:date>2024-08-16T20:31:01.363375078</dc:date>
    <meta:document-statistic meta:object-count="238"/>
  </office:meta>
</office:document-meta>
</file>